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adornments="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56cm" fo:min-width="1.501cm"/>
    </style:style>
    <style:style style:name="gr4"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7"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2.944cm"/>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4.989cm"/>
    </style:style>
    <style:style style:name="gr10" style:family="graphic" style:parent-style-name="standard">
      <style:graphic-properties draw:stroke="none" svg:stroke-color="#000000" draw:fill="none" draw:fill-color="#ffffff" draw:textarea-horizontal-align="left" draw:auto-grow-height="true" draw:auto-grow-width="true" fo:min-height="0.581cm" fo:min-width="0.925cm"/>
    </style:style>
    <style:style style:name="gr11" style:family="graphic" style:parent-style-name="objectwithoutfill">
      <style:graphic-properties draw:marker-start="Rounded_20_large_20_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81cm" fo:min-width="5.044cm"/>
    </style:style>
    <style:style style:name="gr13"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15"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91cm" fo:min-width="2.381cm"/>
    </style:style>
    <style:style style:name="gr18" style:family="graphic" style:parent-style-name="standard">
      <style:graphic-properties draw:stroke="none" svg:stroke-color="#000000" draw:fill="none" draw:fill-color="#ffffff" draw:textarea-horizontal-align="left" draw:auto-grow-height="true" draw:auto-grow-width="true" fo:min-height="1.491cm" fo:min-width="4.019cm"/>
    </style:style>
    <style:style style:name="gr19"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20" style:family="graphic" style:parent-style-name="standard">
      <style:graphic-properties draw:textarea-horizontal-align="justify" draw:textarea-vertical-align="middle" draw:auto-grow-height="false" fo:min-height="5.084cm" fo:min-width="10.168cm"/>
    </style:style>
    <style:style style:name="gr21" style:family="graphic" style:parent-style-name="standard">
      <style:graphic-properties draw:stroke="none" svg:stroke-color="#000000" draw:fill="none" draw:fill-color="#ffffff" fo:min-height="1.755cm"/>
    </style:style>
    <style:style style:name="gr22" style:family="graphic" style:parent-style-name="objectwithoutfill">
      <style:graphic-properties draw:marker-start="Arrow" draw:marker-end="Arrow" draw:marker-end-width="0.3cm" draw:fill="none" draw:textarea-vertical-align="middle"/>
    </style:style>
    <style:style style:name="gr23" style:family="graphic" style:parent-style-name="standard">
      <style:graphic-properties svg:stroke-width="0.053cm" svg:stroke-color="#000000" draw:marker-start-width="0.279cm" draw:marker-end-width="0.279cm" draw:textarea-horizontal-align="justify" draw:textarea-vertical-align="middle" draw:auto-grow-height="false" fo:min-height="7.699cm" fo:min-width="7.068cm" fo:padding-top="0.151cm" fo:padding-bottom="0.151cm" fo:padding-left="0.276cm" fo:padding-right="0.276cm"/>
    </style:style>
    <style:style style:name="gr24" style:family="graphic" style:parent-style-name="standard">
      <style:graphic-properties svg:stroke-width="0.053cm" svg:stroke-color="#000000" draw:marker-start-width="0.279cm" draw:marker-end-width="0.279cm" draw:textarea-horizontal-align="justify" draw:textarea-vertical-align="middle" draw:auto-grow-height="false" fo:min-height="2.238cm" fo:min-width="3.258cm" fo:padding-top="0.151cm" fo:padding-bottom="0.151cm" fo:padding-left="0.276cm" fo:padding-right="0.276cm"/>
    </style:style>
    <style:style style:name="gr25" style:family="graphic" style:parent-style-name="standard">
      <style:graphic-properties draw:textarea-horizontal-align="justify" draw:textarea-vertical-align="middle" draw:auto-grow-height="false" fo:min-height="2.29cm" fo:min-width="3.31cm"/>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gr27" style:family="graphic" style:parent-style-name="standard">
      <style:graphic-properties draw:stroke="none" svg:stroke-color="#000000" draw:fill="none" draw:fill-color="#ffffff" fo:min-height="0.895cm"/>
    </style:style>
    <style:style style:name="gr28" style:family="graphic" style:parent-style-name="standard">
      <style:graphic-properties svg:stroke-width="0.053cm" svg:stroke-color="#000000" draw:marker-start-width="0.279cm" draw:marker-end-width="0.279cm" draw:textarea-horizontal-align="justify" draw:textarea-vertical-align="middle" draw:auto-grow-height="false" fo:min-height="2.162cm" fo:min-width="3.258cm" fo:padding-top="0.151cm" fo:padding-bottom="0.151cm" fo:padding-left="0.276cm" fo:padding-right="0.276cm"/>
    </style:style>
    <style:style style:name="gr29" style:family="graphic" style:parent-style-name="standard">
      <style:graphic-properties draw:stroke="none" svg:stroke-color="#000000" draw:fill="none" draw:fill-color="#ffffff" fo:min-height="3.052cm"/>
    </style:style>
    <style:style style:name="gr30" style:family="graphic" style:parent-style-name="standard">
      <style:graphic-properties draw:stroke="none" svg:stroke-color="#000000" draw:fill="none" draw:fill-color="#ffffff" fo:min-height="1.789cm"/>
    </style:style>
    <style:style style:name="gr31"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159cm" fo:min-width="4.909cm" fo:padding-top="0.151cm" fo:padding-bottom="0.151cm" fo:padding-left="0.276cm" fo:padding-right="0.276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34"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35" style:family="graphic" style:parent-style-name="standard">
      <style:graphic-properties draw:textarea-horizontal-align="justify" draw:textarea-vertical-align="middle" draw:auto-grow-height="false" fo:min-height="1.783cm" fo:min-width="4.073cm"/>
    </style:style>
    <style:style style:name="gr36"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37"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8" style:family="graphic" style:parent-style-name="standard">
      <style:graphic-properties draw:textarea-horizontal-align="justify" draw:textarea-vertical-align="middle" draw:auto-grow-height="false" fo:min-height="1.274cm" fo:min-width="0.135cm"/>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ce3" style:family="table-cell">
      <loext:graphic-properties style:repeat="repeat" draw:textarea-vertical-align="middle"/>
      <style:text-properties style:font-name="DejaVu Sans" fo:font-weight="normal" style:font-weight-asian="normal" style:font-weight-complex="normal"/>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4pt" style:font-size-asian="14pt" style:font-size-complex="14pt"/>
    </style:style>
    <style:style style:name="P7" style:family="paragraph">
      <loext:graphic-properties draw:fill="none" draw:fill-color="#ffffff"/>
      <style:text-properties style:font-name="DejaVu Sans" fo:font-size="15pt" style:font-size-asian="15pt" style:font-size-complex="15pt"/>
    </style:style>
    <style:style style:name="P8" style:family="paragraph">
      <style:paragraph-properties fo:text-align="center"/>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text-align="center"/>
      <style:text-properties fo:font-size="14pt" fo:font-weight="bold" style:font-size-asian="14pt" style:font-weight-asian="bold" style:font-size-complex="14pt" style:font-weight-complex="bold"/>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paragraph-properties fo:text-align="center"/>
      <style:text-properties fo:font-size="22pt" fo:font-weight="bold"/>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fo:font-weight="bold" style:font-size-asian="15pt" style:font-weight-asian="bold" style:font-size-complex="15pt" style:font-weight-complex="bold"/>
    </style:style>
    <style:style style:name="P15" style:family="paragraph">
      <loext:graphic-properties draw:fill="none" draw:fill-color="#ffffff"/>
      <style:text-properties fo:font-size="18pt" fo:font-weight="bold" style:font-weight-asian="bold" style:font-weight-complex="bold"/>
    </style:style>
    <style:style style:name="P16" style:family="paragraph">
      <loext:graphic-properties draw:fill="none" draw:fill-color="#ffffff"/>
      <style:paragraph-properties fo:text-align="center"/>
      <style:text-properties fo:font-size="18pt" fo:font-weight="bold" style:font-weight-asian="bold" style:font-weight-complex="bold"/>
    </style:style>
    <style:style style:name="T1" style:family="text">
      <style:text-properties style:font-name="DejaVu Sans" fo:font-size="10pt" fo:font-weight="bold" style:font-size-asian="10pt" style:font-weight-asian="bold" style:font-size-complex="10pt" style:font-weight-complex="bold"/>
    </style:style>
    <style:style style:name="T2" style:family="text">
      <style:text-properties style:font-name="DejaVu Sans" fo:font-size="10pt" style:font-size-asian="10pt" style:font-size-complex="10pt"/>
    </style:style>
    <style:style style:name="T3" style:family="text">
      <style:text-properties style:font-name="DejaVu Sans" fo:font-size="15pt" style:font-size-asian="15pt" style:font-size-complex="15pt"/>
    </style:style>
    <style:style style:name="T4" style:family="text">
      <style:text-properties style:font-name="DejaVu Sans" fo:font-size="10pt" fo:font-weight="normal" style:font-size-asian="10pt" style:font-weight-asian="normal" style:font-size-complex="10pt" style:font-weight-complex="normal"/>
    </style:style>
    <style:style style:name="T5" style:family="text">
      <style:text-properties fo:font-size="18pt" fo:font-weight="bold" style:font-weight-asian="bold" style:font-weight-complex="bold"/>
    </style:style>
    <style:style style:name="T6" style:family="text">
      <style:text-properties style:font-name="DejaVu Sans" fo:font-size="14pt" style:font-size-asian="14pt" style:font-size-complex="14pt"/>
    </style:style>
    <style:style style:name="T7" style:family="text">
      <style:text-properties style:font-name="DejaVu Sans" fo:font-size="15pt" fo:font-weight="bold" style:font-size-asian="15pt" style:font-weight-asian="bold" style:font-size-complex="15pt" style:font-weight-complex="bold"/>
    </style:style>
    <style:style style:name="T8" style:family="text">
      <style:text-properties style:font-name="DejaVu Sans" fo:font-size="18pt"/>
    </style:style>
    <style:style style:name="T9" style:family="text">
      <style:text-properties style:text-position="super 58%" style:font-name="DejaVu Sans" fo:font-size="15pt" style:font-size-asian="15pt" style:font-size-complex="15pt"/>
    </style:style>
    <style:style style:name="T10" style:family="text">
      <style:text-properties fo:font-weight="bold" style:font-weight-asian="bold" style:font-weight-complex="bold"/>
    </style:style>
    <style:style style:name="T11" style:family="text">
      <style:text-properties style:font-name="DejaVu Sans" fo:font-size="15pt" fo:font-weight="normal" style:font-size-asian="15pt" style:font-weight-asian="normal" style:font-size-complex="15pt"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22pt" fo:font-weight="bold"/>
    </style:style>
    <style:style style:name="T14" style:family="text">
      <style:text-properties fo:font-size="15pt" fo:font-weight="bold" style:font-size-asian="15pt" style:font-weight-asian="bold" style:font-size-complex="15pt" style:font-weight-complex="bold"/>
    </style:style>
    <style:style style:name="T15" style:family="text">
      <style:text-properties style:font-name="DejaVu Sans2" fo:font-size="18pt" fo:font-weight="bold" style:font-name-asian="DejaVu Sans2" style:font-weight-asian="bold" style:font-name-complex="DejaVu Sans2"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 eBOB</text:span></text:p>
              </table:table-cell>
            </table:table-row>
            <table:table-row table:style-name="ro2">
              <table:table-cell table:style-name="ce1">
                <text:p text:style-name="P1"><text:span text:style-name="T1">Inputs</text:span></text:p>
              </table:table-cell>
              <table:table-cell table:style-name="ce2">
                <text:p><text:span text:style-name="T1">Phone Input – </text:span><text:span text:style-name="T2">app on phone sends the values needed for the algorithm over BLE: latitude and calendar day</text:span></text:p>
                <text:p><text:span text:style-name="T3"/></text:p>
                <text:p><text:span text:style-name="T1">Flow Sensor – </text:span><text:span text:style-name="T2">sensor attached to spigot measures how much water has been distributed and reports back the value </text:span></text:p>
                <text:p><text:span text:style-name="T2"/></text:p>
                <text:p><text:span text:style-name="T1">Temperature Sensor – </text:span><text:span text:style-name="T2">measures ambient sensor used by moisture algorithm</text:span></text:p>
                <text:p><text:span text:style-name="T2"/></text:p>
                <text:p><text:span text:style-name="T1">Rain Sensor – </text:span><text:span text:style-name="T2">determines whether it is currently raining; if it's raining, suspend irrigation</text:span></text:p>
                <text:p><text:span text:style-name="T2"/></text:p>
                <text:p><text:span text:style-name="T1">Soil Moisture Sensor – </text:span><text:span text:style-name="T2">measures actual soil moisture for debugging and verification of algorithm</text:span></text:p>
                <text:p><text:span text:style-name="T2"/></text:p>
                <text:p><text:span text:style-name="T1">RTC – </text:span><text:span text:style-name="T4">once the phone app provides the calendar day the RTC ensures the algorithm is always provided with the correct day of the year</text:span></text:p>
                <text:p><text:span text:style-name="T3"/></text:p>
                <text:p><text:span text:style-name="T1">Power – </text:span><text:span text:style-name="T4">1</text:span><text:span text:style-name="T2">.8VDC – 3.6VDC</text:span></text:p>
              </table:table-cell>
            </table:table-row>
            <table:table-row table:style-name="ro2">
              <table:table-cell table:style-name="ce1">
                <text:p text:style-name="P1"><text:span text:style-name="T1">Outputs</text:span></text:p>
              </table:table-cell>
              <table:table-cell table:style-name="ce2">
                <text:p><text:span text:style-name="T1">Solenoid – </text:span><text:span text:style-name="T2">holds a GPIO output high to turn the solenoid on when water starts flowing and holds a GPIO output low to turn it off</text:span></text:p>
                <text:p><text:span text:style-name="T3"/></text:p>
                <text:p><text:span text:style-name="T1">Phone Display – </text:span><text:span text:style-name="T2">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1.svm" xlink:type="simple" xlink:show="embed" xlink:actuate="onLoad"/>
        </draw:frame>
        <draw:custom-shape draw:style-name="gr1" draw:text-style-name="P3" draw:layer="layout" svg:width="7.62cm" svg:height="3.731cm" svg:x="10.119cm" svg:y="1.333cm">
          <text:p text:style-name="P2"><text:span text:style-name="T5">BL600 eBOB</text:span></text:p>
          <draw:enhanced-geometry svg:viewBox="0 0 21600 21600" draw:type="rectangle" draw:enhanced-path="M 0 0 L 21600 0 21600 21600 0 21600 0 0 Z N"/>
        </draw:custom-shape>
        <draw:line draw:style-name="gr2" draw:text-style-name="P4" draw:layer="layout" svg:x1="7.604cm" svg:y1="4.91cm" svg:x2="10.144cm" svg:y2="4.91cm">
          <text:p/>
        </draw:line>
        <draw:frame draw:style-name="gr3" draw:text-style-name="P5" draw:layer="layout" svg:width="2.001cm" svg:height="1.106cm" svg:x="5.758cm" svg:y="4.439cm">
          <draw:text-box>
            <text:p><text:span text:style-name="T6">Power</text:span></text:p>
          </draw:text-box>
        </draw:frame>
        <draw:frame draw:style-name="gr4" draw:text-style-name="P6" draw:layer="layout" svg:width="2.921cm" svg:height="0.887cm" svg:x="20.177cm" svg:y="2.042cm">
          <draw:text-box>
            <text:p><text:span text:style-name="T6">Solenoid</text:span></text:p>
          </draw:text-box>
        </draw:frame>
        <draw:line draw:style-name="gr2" draw:text-style-name="P4" draw:layer="layout" svg:x1="17.764cm" svg:y1="2.421cm" svg:x2="20.304cm" svg:y2="2.421cm">
          <text:p/>
        </draw:line>
        <draw:line draw:style-name="gr2" draw:text-style-name="P4" draw:layer="layout" svg:x1="7.604cm" svg:y1="2.459cm" svg:x2="10.144cm" svg:y2="2.459cm">
          <text:p/>
        </draw:line>
        <draw:frame draw:style-name="gr5" draw:text-style-name="P6" draw:layer="layout" svg:width="4.519cm" svg:height="0.988cm" svg:x="4.212cm" svg:y="2.032cm">
          <draw:text-box>
            <text:p><text:span text:style-name="T6">Flow Sensor</text:span></text:p>
          </draw:text-box>
        </draw:frame>
        <draw:line draw:style-name="gr2" draw:text-style-name="P4" draw:layer="layout" svg:x1="7.598cm" svg:y1="1.885cm" svg:x2="10.138cm" svg:y2="1.885cm">
          <text:p/>
        </draw:line>
        <draw:frame draw:style-name="gr6" draw:text-style-name="P6" draw:layer="layout" svg:width="4.312cm" svg:height="0.988cm" svg:x="4.294cm" svg:y="1.463cm">
          <draw:text-box>
            <text:p><text:span text:style-name="T6">Phone Input</text:span></text:p>
          </draw:text-box>
        </draw:frame>
        <draw:frame draw:style-name="gr7" draw:text-style-name="P6" draw:layer="layout" svg:width="2.558cm" svg:height="1.479cm" svg:x="20.159cm" svg:y="3.364cm">
          <draw:text-box>
            <text:p><text:span text:style-name="T6">Phone Display</text:span></text:p>
          </draw:text-box>
        </draw:frame>
        <draw:line draw:style-name="gr2" draw:text-style-name="P4" draw:layer="layout" svg:x1="17.746cm" svg:y1="3.843cm" svg:x2="20.286cm" svg:y2="3.843cm">
          <text:p/>
        </draw:line>
        <draw:line draw:style-name="gr2" draw:text-style-name="P4" draw:layer="layout" svg:x1="7.604cm" svg:y1="3.492cm" svg:x2="10.144cm" svg:y2="3.492cm">
          <text:p/>
        </draw:line>
        <draw:frame draw:style-name="gr8" draw:text-style-name="P6" draw:layer="layout" svg:width="3.444cm" svg:height="0.988cm" svg:x="4.212cm" svg:y="3.065cm">
          <draw:text-box>
            <text:p><text:span text:style-name="T6">Rain Sensor</text:span></text:p>
          </draw:text-box>
        </draw:frame>
        <draw:line draw:style-name="gr2" draw:text-style-name="P4" draw:layer="layout" svg:x1="7.598cm" svg:y1="3.018cm" svg:x2="10.138cm" svg:y2="3.018cm">
          <text:p/>
        </draw:line>
        <draw:frame draw:style-name="gr9" draw:text-style-name="P6" draw:layer="layout" svg:width="5.489cm" svg:height="0.988cm" svg:x="2.194cm" svg:y="2.596cm">
          <draw:text-box>
            <text:p><text:span text:style-name="T6">Temperature Sensor</text:span></text:p>
          </draw:text-box>
        </draw:frame>
        <draw:line draw:style-name="gr2" draw:text-style-name="P4" draw:layer="layout" svg:x1="7.634cm" svg:y1="3.943cm" svg:x2="10.174cm" svg:y2="3.943cm">
          <text:p/>
        </draw:line>
        <draw:frame draw:style-name="gr10" draw:text-style-name="P6" draw:layer="layout" svg:width="1.425cm" svg:height="0.831cm" svg:x="6.295cm" svg:y="3.996cm">
          <draw:text-box>
            <text:p><text:span text:style-name="T6">RTC</text:span></text:p>
          </draw:text-box>
        </draw:frame>
        <draw:line draw:style-name="gr11" draw:text-style-name="P4" draw:layer="layout" svg:x1="7.615cm" svg:y1="4.442cm" svg:x2="10.155cm" svg:y2="4.442cm">
          <text:p/>
        </draw:line>
        <draw:frame draw:style-name="gr12" draw:text-style-name="P6" draw:layer="layout" svg:width="5.544cm" svg:height="0.831cm" svg:x="2.176cm" svg:y="3.495cm">
          <draw:text-box>
            <text:p><text:span text:style-name="T6">Soil Moisture Sensor</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Rain Drop Sensor</text:span></text:p>
              </table:table-cell>
            </table:table-row>
            <table:table-row table:style-name="ro2">
              <table:table-cell table:style-name="ce1">
                <text:p text:style-name="P1"><text:span text:style-name="T7">Inputs</text:span></text:p>
              </table:table-cell>
              <table:table-cell table:style-name="ce2">
                <text:p><text:span text:style-name="T3">3.3V DC</text:span></text:p>
              </table:table-cell>
            </table:table-row>
            <table:table-row table:style-name="ro2">
              <table:table-cell table:style-name="ce1">
                <text:p text:style-name="P1"><text:span text:style-name="T7">Outputs</text:span></text:p>
              </table:table-cell>
              <table:table-cell table:style-name="ce2">
                <text:p><text:span text:style-name="T3">TTL Switch Signal (Digital High/Low Signal)</text:span></text:p>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Detects water on the surface of the rain pad and constantly outputs separate digital and analog signals.</text:span></text:p>
              </table:table-cell>
            </table:table-row>
          </table:table>
          <draw:image xlink:href="Pictures/TablePreview2.svm" xlink:type="simple" xlink:show="embed" xlink:actuate="onLoad"/>
        </draw:frame>
        <draw:custom-shape draw:style-name="gr13" draw:text-style-name="P3" draw:layer="layout" svg:width="7.62cm" svg:height="5.08cm" svg:x="10.119cm" svg:y="1.333cm">
          <text:p text:style-name="P2"><text:span text:style-name="T5">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14" draw:text-style-name="P5" draw:layer="layout" svg:width="2.195cm" svg:height="1.741cm" svg:x="5.318cm" svg:y="3.196cm">
          <draw:text-box>
            <text:p><text:span text:style-name="T8">3.3V</text:span></text:p>
          </draw:text-box>
        </draw:frame>
        <draw:frame draw:style-name="gr15" draw:text-style-name="P7" draw:layer="layout" svg:width="5.232cm" svg:height="1.015cm" svg:x="20.152cm" svg:y="2.906cm">
          <draw:text-box>
            <text:p><text:span text:style-name="T3">TTL Switch Signal</text:span></text:p>
          </draw:text-box>
        </draw:frame>
        <draw:frame draw:style-name="gr16" draw:text-style-name="P7" draw:layer="layout" svg:width="4.216cm" svg:height="0.873cm" svg:x="20.152cm" svg:y="4.152cm">
          <draw:text-box>
            <text:p><text:span text:style-name="T3">Analog Signal</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Temperature Sensor</text:span></text:p>
              </table:table-cell>
            </table:table-row>
            <table:table-row table:style-name="ro2">
              <table:table-cell table:style-name="ce1">
                <text:p text:style-name="P1"><text:span text:style-name="T7">Inputs</text:span></text:p>
              </table:table-cell>
              <table:table-cell table:style-name="ce2">
                <text:p><text:span text:style-name="T3">Ambient Temperature</text:span></text:p>
                <text:p><text:span text:style-name="T3">2.7V DC to 5.5V DC</text:span></text:p>
              </table:table-cell>
            </table:table-row>
            <table:table-row table:style-name="ro2">
              <table:table-cell table:style-name="ce1">
                <text:p text:style-name="P1"><text:span text:style-name="T7">Outputs</text:span></text:p>
              </table:table-cell>
              <table:table-cell table:style-name="ce2">
                <text:p><text:span text:style-name="T3">10mV per degree Celsius</text:span></text:p>
              </table:table-cell>
            </table:table-row>
            <table:table-row table:style-name="ro3">
              <table:table-cell table:style-name="ce1">
                <text:p text:style-name="P1"><text:span text:style-name="T7">Functionality</text:span></text:p>
              </table:table-cell>
              <table:table-cell table:style-name="ce2">
                <text:p><text:span text:style-name="T3">Outputs a voltage based on the sensed ambient temperature.</text:span></text:p>
              </table:table-cell>
            </table:table-row>
          </table:table>
          <draw:image xlink:href="Pictures/TablePreview3.svm" xlink:type="simple" xlink:show="embed" xlink:actuate="onLoad"/>
        </draw:frame>
        <draw:custom-shape draw:style-name="gr13" draw:text-style-name="P3" draw:layer="layout" svg:width="7.62cm" svg:height="5.08cm" svg:x="10.119cm" svg:y="1.333cm">
          <text:p text:style-name="P2"><text:span text:style-name="T5">Tempera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7" draw:text-style-name="P5" draw:layer="layout" svg:width="2.881cm" svg:height="1.741cm" svg:x="4.659cm" svg:y="3.831cm">
          <draw:text-box>
            <text:p><text:span text:style-name="T8">3.3VDC</text:span></text:p>
          </draw:text-box>
        </draw:frame>
        <draw:frame draw:style-name="gr4" draw:text-style-name="P7" draw:layer="layout" svg:width="2.921cm" svg:height="0.887cm" svg:x="20.177cm" svg:y="3.542cm">
          <draw:text-box>
            <text:p><text:span text:style-name="T3">10mV/</text:span><text:span text:style-name="T9">o</text:span><text:span text:style-name="T3">C</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8" draw:text-style-name="P5" draw:layer="layout" svg:width="4.519cm" svg:height="1.741cm" svg:x="2.905cm" svg:y="2.18cm">
          <draw:text-box>
            <text:p><text:span text:style-name="T8">Ambient</text:span></text:p>
            <text:p><text:span text:style-name="T8">Temperature</text:span></text:p>
          </draw:text-box>
        </draw:frame>
      </draw:page>
      <draw:page draw:name="page4"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Soil Moisture Sensor</text:span></text:p>
              </table:table-cell>
            </table:table-row>
            <table:table-row table:style-name="ro2">
              <table:table-cell table:style-name="ce1">
                <text:p text:style-name="P1"><text:span text:style-name="T7">Inputs</text:span></text:p>
              </table:table-cell>
              <table:table-cell table:style-name="ce2">
                <text:p><text:span text:style-name="T3">Soil Composition</text:span></text:p>
                <text:p><text:span text:style-name="T3">3.3V DC</text:span></text:p>
              </table:table-cell>
            </table:table-row>
            <table:table-row table:style-name="ro2">
              <table:table-cell table:style-name="ce1">
                <text:p text:style-name="P1"><text:span text:style-name="T7">Outputs</text:span></text:p>
              </table:table-cell>
              <table:table-cell table:style-name="ce2">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Gives a value for the sensed soil moisture. This value</text:span></text:p>
                <text:p><text:span text:style-name="T3">is very dependent on the supplied voltage and the type</text:span></text:p>
                <text:p><text:span text:style-name="T3">of soil used. This device will need to be calibrated to</text:span></text:p>
                <text:p><text:span text:style-name="T3">detect dry and wet values if used in new areas.</text:span></text:p>
              </table:table-cell>
            </table:table-row>
          </table:table>
          <draw:image xlink:href="Pictures/TablePreview4.svm" xlink:type="simple" xlink:show="embed" xlink:actuate="onLoad"/>
        </draw:frame>
        <draw:custom-shape draw:style-name="gr13" draw:text-style-name="P3" draw:layer="layout" svg:width="7.62cm" svg:height="5.08cm" svg:x="10.119cm" svg:y="1.333cm">
          <text:p text:style-name="P2"><text:span text:style-name="T5">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4" draw:text-style-name="P5" draw:layer="layout" svg:width="2.195cm" svg:height="1.741cm" svg:x="5.318cm" svg:y="3.831cm">
          <draw:text-box>
            <text:p><text:span text:style-name="T8">3.3V</text:span></text:p>
          </draw:text-box>
        </draw:frame>
        <draw:frame draw:style-name="gr16" draw:text-style-name="P7" draw:layer="layout" svg:width="4.216cm" svg:height="0.873cm" svg:x="20.152cm" svg:y="3.54cm">
          <draw:text-box>
            <text:p><text:span text:style-name="T3">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9" draw:text-style-name="P5" draw:layer="layout" svg:width="5.823cm" svg:height="0.996cm" svg:x="1.878cm" svg:y="2.651cm">
          <draw:text-box>
            <text:p><text:span text:style-name="T8">Soil Composition</text:span></text:p>
          </draw:text-box>
        </draw:frame>
      </draw:page>
      <draw:page draw:name="page5" draw:style-name="dp1" draw:master-page-name="Default">
        <draw:custom-shape draw:style-name="gr20" draw:text-style-name="P8" draw:layer="layout" svg:width="10.668cm" svg:height="5.334cm" svg:x="9.21cm" svg:y="3.538cm">
          <text:p text:style-name="P2"><text:span text:style-name="T10">Flow Sensor</text:span></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21" draw:text-style-name="P9" draw:layer="layout" svg:width="5.715cm" svg:height="2.005cm" svg:x="3.286cm" svg:y="3.16cm">
          <draw:text-box>
            <text:p>Power: 3.3VDC</text:p>
          </draw:text-box>
        </draw:frame>
        <draw:frame draw:style-name="gr21" draw:text-style-name="P9" draw:layer="layout" svg:width="5.715cm" svg:height="2.005cm" svg:x="3.287cm" svg:y="5.961cm">
          <draw:text-box>
            <text:p>Ground</text:p>
          </draw:text-box>
        </draw:frame>
        <draw:frame draw:style-name="gr21" draw:text-style-name="P9"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7">Module</text:span></text:p>
              </table:table-cell>
              <table:table-cell table:style-name="ce2">
                <text:p><text:span text:style-name="T3">Water Flow Sensor</text:span></text:p>
              </table:table-cell>
            </table:table-row>
            <table:table-row table:style-name="ro5">
              <table:table-cell table:style-name="ce1">
                <text:p text:style-name="P1"><text:span text:style-name="T7">Inputs</text:span></text:p>
              </table:table-cell>
              <table:table-cell table:style-name="ce2">
                <text:p><text:span text:style-name="T3">3.3VDC</text:span></text:p>
              </table:table-cell>
            </table:table-row>
            <table:table-row table:style-name="ro5">
              <table:table-cell table:style-name="ce1">
                <text:p text:style-name="P1"><text:span text:style-name="T7">Outputs</text:span></text:p>
              </table:table-cell>
              <table:table-cell table:style-name="ce2">
                <text:p><text:span text:style-name="T3">Signal output of pulses where each pulse should correspond to about 2.5mL of fluid dispensed.</text:span></text:p>
              </table:table-cell>
            </table:table-row>
            <table:table-row table:style-name="ro6">
              <table:table-cell table:style-name="ce1">
                <text:p text:style-name="P1"><text:span text:style-name="T7">Functionality</text:span></text:p>
              </table:table-cell>
              <table:table-cell table:style-name="ce2">
                <text:p><text:span text:style-name="T3">Outputs a voltage pulse for each 2.5mL of fluid dispensed.</text:span></text:p>
              </table:table-cell>
            </table:table-row>
          </table:table>
          <draw:image xlink:href="Pictures/TablePreview5.svm" xlink:type="simple" xlink:show="embed" xlink:actuate="onLoad"/>
        </draw:frame>
      </draw:page>
      <draw:page draw:name="page6" draw:style-name="dp1" draw:master-page-name="Default">
        <draw:custom-shape draw:style-name="gr20" draw:text-style-name="P2" draw:layer="layout" svg:width="10.668cm" svg:height="5.334cm" svg:x="10.226cm" svg:y="2.013cm">
          <text:p text:style-name="P2"><text:span text:style-name="T10">Water Solenoid Valve</text:span></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21" draw:text-style-name="P9" draw:layer="layout" svg:width="5.715cm" svg:height="2.005cm" svg:x="4.302cm" svg:y="1.635cm">
          <draw:text-box>
            <text:p>Power: 9VDC</text:p>
          </draw:text-box>
        </draw:frame>
        <draw:frame draw:style-name="gr21" draw:text-style-name="P9"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2">
                <text:p><text:span text:style-name="T3">Water Soleniod Valve</text:span></text:p>
              </table:table-cell>
            </table:table-row>
            <table:table-row table:style-name="ro5">
              <table:table-cell table:style-name="ce1">
                <text:p text:style-name="P1"><text:span text:style-name="T7">Inputs</text:span></text:p>
              </table:table-cell>
              <table:table-cell table:style-name="ce2">
                <text:p><text:span text:style-name="T3">9VDC</text:span></text:p>
              </table:table-cell>
            </table:table-row>
            <table:table-row table:style-name="ro5">
              <table:table-cell table:style-name="ce1">
                <text:p text:style-name="P1"><text:span text:style-name="T7">Outputs</text:span></text:p>
              </table:table-cell>
              <table:table-cell table:style-name="ce2">
                <text:p><text:span text:style-name="T3">None</text:span></text:p>
              </table:table-cell>
            </table:table-row>
            <table:table-row table:style-name="ro7">
              <table:table-cell table:style-name="ce1">
                <text:p text:style-name="P1"><text:span text:style-name="T7">Functionality</text:span></text:p>
              </table:table-cell>
              <table:table-cell table:style-name="ce2">
                <text:p><text:span text:style-name="T3">When a voltage is applied, the solenoid pulls open allowing water to flow. The valve is closed when no voltage is applied.</text:span></text:p>
              </table:table-cell>
            </table:table-row>
          </table:table>
          <draw:image xlink:href="Pictures/TablePreview6.svm" xlink:type="simple" xlink:show="embed" xlink:actuate="onLoad"/>
        </draw:frame>
      </draw:page>
      <draw:page draw:name="page7" draw:style-name="dp1" draw:master-page-name="Default">
        <draw:custom-shape draw:style-name="gr20" draw:text-style-name="P2" draw:layer="layout" svg:width="10.668cm" svg:height="5.334cm" svg:x="10.227cm" svg:y="2.014cm">
          <text:p text:style-name="P2"><text:span text:style-name="T10">DS1307 Real Time Clock</text:span></text:p>
          <text:p text:style-name="P2"/>
          <draw:enhanced-geometry svg:viewBox="0 0 21600 21600" draw:type="rectangle" draw:enhanced-path="M 0 0 L 21600 0 21600 21600 0 21600 0 0 Z N"/>
        </draw:custom-shape>
        <draw:line draw:style-name="gr2" draw:text-style-name="P4" draw:layer="layout" svg:x1="6.798cm" svg:y1="3.157cm" svg:x2="10.227cm" svg:y2="3.157cm">
          <text:p/>
        </draw:line>
        <draw:line draw:style-name="gr2" draw:text-style-name="P4" draw:layer="layout" svg:x1="6.671cm" svg:y1="6.397cm" svg:x2="10.254cm" svg:y2="6.37cm">
          <text:p/>
        </draw:line>
        <draw:frame draw:style-name="gr21" draw:text-style-name="P9" draw:layer="layout" svg:width="5.715cm" svg:height="2.005cm" svg:x="4.303cm" svg:y="1.636cm">
          <draw:text-box>
            <text:p>External Oscillator</text:p>
          </draw:text-box>
        </draw:frame>
        <draw:frame draw:style-name="gr21" draw:text-style-name="P9" draw:layer="layout" svg:width="5.715cm" svg:height="2.005cm" svg:x="4.304cm" svg:y="5.337cm">
          <draw:text-box>
            <text:p>Power 5VDC</text:p>
          </draw:text-box>
        </draw:frame>
        <draw:frame draw:style-name="standard" draw:layer="layout" svg:width="22.863cm" svg:height="10.386cm" svg:x="1.855cm" svg:y="9.912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3">
                <text:p text:style-name="P2"><text:span text:style-name="T11">DS1307 Real Time Clock</text:span></text:p>
              </table:table-cell>
            </table:table-row>
            <table:table-row table:style-name="ro5">
              <table:table-cell table:style-name="ce1">
                <text:p text:style-name="P1"><text:span text:style-name="T7">Inputs</text:span></text:p>
              </table:table-cell>
              <table:table-cell table:style-name="ce2">
                <text:p><text:span text:style-name="T3">5VDC, External Oscillator</text:span></text:p>
              </table:table-cell>
            </table:table-row>
            <table:table-row table:style-name="ro5">
              <table:table-cell table:style-name="ce1">
                <text:p text:style-name="P1"><text:span text:style-name="T7">Outputs</text:span></text:p>
              </table:table-cell>
              <table:table-cell table:style-name="ce2">
                <text:p><text:span text:style-name="T3">Square Wave output</text:span></text:p>
              </table:table-cell>
            </table:table-row>
            <table:table-row table:style-name="ro7">
              <table:table-cell table:style-name="ce1">
                <text:p text:style-name="P1"><text:span text:style-name="T7">Functionality</text:span></text:p>
              </table:table-cell>
              <table:table-cell table:style-name="ce2">
                <text:p><text:span text:style-name="T3">12 or 24 hour mode real time clock communicates hours:seconds:days over I2C interface.</text:span></text:p>
              </table:table-cell>
            </table:table-row>
          </table:table>
          <draw:image xlink:href="Pictures/TablePreview7.svm" xlink:type="simple" xlink:show="embed" xlink:actuate="onLoad"/>
        </draw:frame>
        <draw:line draw:style-name="gr22" draw:text-style-name="P4" draw:layer="layout" svg:x1="6.58cm" svg:y1="4.738cm" svg:x2="10.163cm" svg:y2="4.711cm">
          <text:p/>
        </draw:line>
        <draw:frame draw:style-name="gr21" draw:text-style-name="P9" draw:layer="layout" svg:width="5.715cm" svg:height="2.005cm" svg:x="4.305cm" svg:y="3.538cm">
          <draw:text-box>
            <text:p>I2C Bus</text:p>
          </draw:text-box>
        </draw:frame>
        <draw:frame draw:style-name="gr21" draw:text-style-name="P9" draw:layer="layout" svg:width="5.715cm" svg:height="2.005cm" svg:x="21.066cm" svg:y="2.016cm">
          <draw:text-box>
            <text:p>Square Wave Driver</text:p>
          </draw:text-box>
        </draw:frame>
        <draw:line draw:style-name="gr2" draw:text-style-name="P4" draw:layer="layout" svg:x1="20.939cm" svg:y1="4.175cm" svg:x2="24.368cm" svg:y2="4.175cm">
          <text:p/>
        </draw:line>
      </draw:page>
      <draw:page draw:name="page8" draw:style-name="dp1" draw:master-page-name="Default">
        <draw:custom-shape draw:style-name="gr23" draw:text-style-name="P3" xml:id="id1" draw:id="id1" draw:layer="layout" svg:width="7.62cm" svg:height="8.001cm" svg:x="11.044cm" svg:y="7.099cm">
          <text:p text:style-name="P2"><text:span text:style-name="T5">BL600 eBOB</text:span></text:p>
          <draw:enhanced-geometry svg:viewBox="0 0 21600 21600" draw:type="rectangle" draw:enhanced-path="M 0 0 L 21600 0 21600 21600 0 21600 0 0 Z N"/>
        </draw:custom-shape>
        <draw:custom-shape draw:style-name="gr24" draw:text-style-name="P10" draw:layer="layout" svg:width="3.81cm" svg:height="2.54cm" svg:x="4.737cm" svg:y="7.88cm">
          <text:p text:style-name="P2"><text:span text:style-name="T12">Rain Drop </text:span></text:p>
          <text:p text:style-name="P2"><text:span text:style-name="T12">Sensor</text:span></text:p>
          <draw:enhanced-geometry svg:viewBox="0 0 21600 21600" draw:mirror-horizontal="false" draw:mirror-vertical="false" draw:type="rectangle" draw:enhanced-path="M 0 0 L 21600 0 21600 21600 0 21600 0 0 Z N"/>
        </draw:custom-shape>
        <draw:custom-shape draw:style-name="gr24" draw:text-style-name="P10" draw:layer="layout" svg:width="3.81cm" svg:height="2.54cm" svg:x="4.783cm" svg:y="11.69cm">
          <text:p text:style-name="P2"><text:span text:style-name="T12">Soil Moisture </text:span></text:p>
          <text:p text:style-name="P2"><text:span text:style-name="T12">Sensor</text:span></text:p>
          <draw:enhanced-geometry svg:viewBox="0 0 21600 21600" draw:type="rectangle" draw:enhanced-path="M 0 0 L 21600 0 21600 21600 0 21600 0 0 Z N"/>
        </draw:custom-shape>
        <draw:custom-shape draw:style-name="gr25" draw:text-style-name="P10" draw:layer="layout" svg:width="3.81cm" svg:height="2.54cm" svg:x="12.938cm" svg:y="17.621cm">
          <text:p text:style-name="P2"><text:span text:style-name="T12">DS1307</text:span></text:p>
          <text:p text:style-name="P2"><text:span text:style-name="T12"><text:s/></text:span><text:span text:style-name="T12">Real Time Clock</text:span></text:p>
          <text:p text:style-name="P2"><text:span text:style-name="T12"/></text:p>
          <draw:enhanced-geometry svg:viewBox="0 0 21600 21600" draw:type="rectangle" draw:enhanced-path="M 0 0 L 21600 0 21600 21600 0 21600 0 0 Z N"/>
        </draw:custom-shape>
        <draw:connector draw:style-name="gr26" draw:text-style-name="P4" draw:layer="layout" svg:x1="14.843cm" svg:y1="17.921cm" svg:x2="14.854cm" svg:y2="15.1cm" draw:end-shape="id1" draw:end-glue-point="2" svg:d="M14843 17921v-1147h11v-1674" svg:viewBox="0 0 12 2822">
          <text:p/>
        </draw:connector>
        <draw:frame draw:style-name="gr27" draw:text-style-name="P11" draw:layer="layout" svg:width="3.302cm" svg:height="1.145cm" svg:x="14.97cm" svg:y="16.131cm">
          <draw:text-box>
            <text:p><text:span text:style-name="T10">I2C</text:span></text:p>
          </draw:text-box>
        </draw:frame>
        <draw:custom-shape draw:style-name="gr28" draw:text-style-name="P10" draw:layer="layout" svg:width="3.81cm" svg:height="2.464cm" svg:x="12.938cm" svg:y="3.073cm">
          <text:p text:style-name="P2"><text:span text:style-name="T12">Temperature</text:span></text:p>
          <text:p text:style-name="P2"><text:span text:style-name="T12"><text:s/></text:span><text:span text:style-name="T12">Sensor</text:span></text:p>
          <draw:enhanced-geometry svg:viewBox="0 0 21600 21600" draw:type="rectangle" draw:enhanced-path="M 0 0 L 21600 0 21600 21600 0 21600 0 0 Z N"/>
        </draw:custom-shape>
        <draw:frame draw:style-name="gr29" draw:text-style-name="P12" draw:layer="layout" svg:width="13.97cm" svg:height="3.302cm" svg:x="6.985cm" svg:y="1.381cm">
          <draw:text-box>
            <text:p text:style-name="P2"><text:span text:style-name="T13">3.3V Circuit</text:span></text:p>
          </draw:text-box>
        </draw:frame>
        <draw:line draw:style-name="gr2" draw:text-style-name="P4" draw:layer="layout" svg:x1="14.843cm" svg:y1="5.572cm" svg:x2="14.843cm" svg:y2="7.223cm">
          <text:p/>
        </draw:line>
        <draw:frame draw:style-name="gr27" draw:text-style-name="P11" draw:layer="layout" svg:width="3.302cm" svg:height="1.145cm" svg:x="15.07cm" svg:y="5.632cm">
          <draw:text-box>
            <text:p><text:span text:style-name="T10">AIN</text:span></text:p>
          </draw:text-box>
        </draw:frame>
        <draw:line draw:style-name="gr2" draw:text-style-name="P4" draw:layer="layout" svg:x1="8.493cm" svg:y1="9.128cm" svg:x2="11.16cm" svg:y2="9.128cm">
          <text:p/>
        </draw:line>
        <draw:frame draw:style-name="gr27" draw:text-style-name="P11" draw:layer="layout" svg:width="3.302cm" svg:height="1.145cm" svg:x="8.97cm" svg:y="11.933cm">
          <draw:text-box>
            <text:p><text:span text:style-name="T10">AIN</text:span></text:p>
          </draw:text-box>
        </draw:frame>
        <draw:line draw:style-name="gr2" draw:text-style-name="P4" draw:layer="layout" svg:x1="8.56cm" svg:y1="13.079cm" svg:x2="11.227cm" svg:y2="13.079cm">
          <text:p/>
        </draw:line>
        <draw:frame draw:style-name="gr27" draw:text-style-name="P11" draw:layer="layout" svg:width="3.302cm" svg:height="1.145cm" svg:x="8.97cm" svg:y="7.833cm">
          <draw:text-box>
            <text:p><text:span text:style-name="T10">DIN</text:span></text:p>
          </draw:text-box>
        </draw:frame>
        <draw:line draw:style-name="gr2" draw:text-style-name="P4" draw:layer="layout" svg:x1="22.817cm" svg:y1="8.82cm" svg:x2="18.88cm" svg:y2="8.82cm">
          <text:p/>
        </draw:line>
        <draw:frame draw:style-name="gr27" draw:text-style-name="P11" draw:layer="layout" svg:width="3.302cm" svg:height="1.145cm" svg:x="19.57cm" svg:y="7.634cm">
          <draw:text-box>
            <text:p><text:span text:style-name="T10">DIN</text:span></text:p>
          </draw:text-box>
        </draw:frame>
        <draw:custom-shape draw:style-name="gr28" draw:text-style-name="P10" draw:layer="layout" svg:width="3.81cm" svg:height="2.464cm" svg:x="21.438cm" svg:y="7.573cm">
          <text:p text:style-name="P2"><text:span text:style-name="T12">Flow</text:span></text:p>
          <text:p text:style-name="P2"><text:span text:style-name="T12"><text:s/></text:span><text:span text:style-name="T12">Sensor</text:span></text:p>
          <draw:enhanced-geometry svg:viewBox="0 0 21600 21600" draw:type="rectangle" draw:enhanced-path="M 0 0 L 21600 0 21600 21600 0 21600 0 0 Z N"/>
        </draw:custom-shape>
        <draw:line draw:style-name="gr2" draw:text-style-name="P4" draw:layer="layout" svg:x1="18.88cm" svg:y1="13.53cm" svg:x2="24.214cm" svg:y2="13.53cm">
          <text:p/>
        </draw:line>
        <draw:frame draw:style-name="gr30" draw:text-style-name="P11" draw:layer="layout" svg:width="5.306cm" svg:height="2.039cm" svg:x="19.77cm" svg:y="11.735cm">
          <draw:text-box>
            <text:p><text:span text:style-name="T10">DOUT to </text:span></text:p>
            <text:p><text:span text:style-name="T10">9V circuit</text:span></text:p>
          </draw:text-box>
        </draw:frame>
        <draw:custom-shape draw:style-name="gr31" draw:text-style-name="P4" draw:layer="layout" svg:width="5.461cm" svg:height="3.461cm" svg:x="12.049cm" svg:y="17.129cm">
          <text:p/>
          <draw:enhanced-geometry svg:viewBox="0 0 21600 21600" draw:type="rectangle" draw:enhanced-path="M 0 0 L 21600 0 21600 21600 0 21600 0 0 Z N"/>
        </draw:custom-shape>
        <draw:frame draw:style-name="gr32" draw:text-style-name="P9" draw:layer="layout" svg:width="2.97cm" svg:height="0.962cm" svg:x="17.383cm" svg:y="17.056cm">
          <draw:text-box>
            <text:p>VCC: 5V</text:p>
          </draw:text-box>
        </draw:frame>
      </draw:page>
      <draw:page draw:name="page9" draw:style-name="dp1" draw:master-page-name="Default">
        <draw:custom-shape draw:style-name="gr25" draw:text-style-name="P10" xml:id="id6" draw:id="id6" draw:layer="layout" svg:width="3.81cm" svg:height="2.54cm" svg:x="20.05cm" svg:y="6.969cm">
          <text:p text:style-name="P2"><text:span text:style-name="T12">Water Solenoid</text:span></text:p>
          <draw:enhanced-geometry svg:viewBox="0 0 21600 21600" draw:mirror-horizontal="false" draw:mirror-vertical="false" draw:type="rectangle" draw:enhanced-path="M 0 0 L 21600 0 21600 21600 0 21600 0 0 Z N"/>
        </draw:custom-shape>
        <draw:line draw:style-name="gr33" draw:text-style-name="P4" xml:id="id7" draw:id="id7" draw:layer="layout" svg:x1="17.51cm" svg:y1="9.463cm" svg:x2="17.51cm" svg:y2="7.05cm">
          <text:p/>
        </draw:line>
        <draw:line draw:style-name="gr34" draw:text-style-name="P4" xml:id="id4" draw:id="id4" draw:layer="layout" svg:x1="17.075cm" svg:y1="7.05cm" svg:x2="17.939cm" svg:y2="7.05cm">
          <text:p/>
        </draw:line>
        <draw:custom-shape draw:style-name="gr25" draw:text-style-name="P13" xml:id="id3" draw:id="id3" draw:layer="layout" svg:width="3.81cm" svg:height="2.54cm" svg:x="20.05cm" svg:y="13.869cm">
          <text:p text:style-name="P2"><text:span text:style-name="T12">Mosfet</text:span></text:p>
          <draw:enhanced-geometry svg:viewBox="0 0 21600 21600" draw:mirror-horizontal="false" draw:mirror-vertical="false" draw:type="rectangle" draw:enhanced-path="M 0 0 L 21600 0 21600 21600 0 21600 0 0 Z N"/>
        </draw:custom-shape>
        <draw:custom-shape draw:style-name="gr35" draw:text-style-name="P14" xml:id="id2" draw:id="id2" draw:layer="layout" svg:width="4.572cm" svg:height="2.032cm" svg:x="8.366cm" svg:y="14.081cm">
          <text:p text:style-name="P2"><text:span text:style-name="T14">BL600</text:span></text:p>
          <text:p text:style-name="P2"><text:span text:style-name="T14">DOUT</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 draw:text-style-name="P4" xml:id="id9" draw:id="id9" draw:layer="layout" svg:x1="12.938cm" svg:y1="15.097cm" svg:x2="20.05cm" svg:y2="15.139cm" draw:start-shape="id2" draw:start-glue-point="1" draw:end-shape="id3" draw:end-glue-point="3" svg:d="M12938 15097h3557v42h3555" svg:viewBox="0 0 7113 43">
          <text:p/>
        </draw:connector>
        <draw:frame draw:style-name="gr27" draw:text-style-name="P15" draw:layer="layout" svg:width="3.302cm" svg:height="1.145cm" svg:x="17.67cm" svg:y="14.136cm">
          <draw:text-box>
            <text:p><text:span text:style-name="T5">Gate</text:span></text:p>
          </draw:text-box>
        </draw:frame>
        <draw:frame draw:style-name="gr27" draw:text-style-name="P16" xml:id="id5" draw:id="id5" draw:layer="layout" svg:width="4.064cm" svg:height="1.145cm" svg:x="18.399cm" svg:y="2.143cm">
          <draw:text-box>
            <text:p text:style-name="P2"><text:span text:style-name="T5">+9VDC</text:span></text:p>
          </draw:text-box>
        </draw:frame>
        <draw:connector draw:style-name="gr36" draw:text-style-name="P2" draw:layer="layout" svg:x1="17.507cm" svg:y1="7.05cm" svg:x2="20.431cm" svg:y2="3.288cm" draw:start-shape="id4" draw:start-glue-point="0" draw:end-shape="id5" draw:end-glue-point="2" svg:d="M17507 7050v-1921h2924v-1841" svg:viewBox="0 0 2925 3763">
          <text:p/>
        </draw:connector>
        <draw:connector draw:style-name="gr37" draw:text-style-name="P2" draw:layer="layout" svg:x1="21.955cm" svg:y1="6.969cm" svg:x2="20.431cm" svg:y2="3.288cm" draw:start-shape="id6" draw:start-glue-point="0" draw:end-shape="id5" draw:end-glue-point="2" svg:d="M21955 6969v-1841h-1524v-1840" svg:viewBox="0 0 1525 3682">
          <text:p/>
        </draw:connector>
        <draw:connector draw:style-name="gr36" draw:text-style-name="P2" draw:layer="layout" svg:x1="17.51cm" svg:y1="9.463cm" svg:x2="21.955cm" svg:y2="13.869cm" draw:start-shape="id7" draw:start-glue-point="2" draw:end-shape="id3" draw:end-glue-point="0" svg:d="M17510 9463v2216h4445v2190" svg:viewBox="0 0 4446 4407">
          <text:p/>
        </draw:connector>
        <draw:connector draw:style-name="gr36" draw:text-style-name="P2" draw:layer="layout" svg:x1="21.955cm" svg:y1="9.509cm" svg:x2="21.955cm" svg:y2="13.869cm" draw:start-shape="id6" draw:start-glue-point="2" draw:end-shape="id3" draw:end-glue-point="0" svg:d="M21955 9509v4360" svg:viewBox="0 0 1 4361">
          <text:p/>
        </draw:connector>
        <draw:frame draw:style-name="gr27" draw:text-style-name="P15" draw:layer="layout" svg:width="3.302cm" svg:height="1.145cm" svg:x="22.07cm" svg:y="12.637cm">
          <draw:text-box>
            <text:p><text:span text:style-name="T5">Drain</text:span></text:p>
          </draw:text-box>
        </draw:frame>
        <draw:frame draw:style-name="gr30" draw:text-style-name="P16" xml:id="id8" draw:id="id8" draw:layer="layout" svg:width="5.969cm" svg:height="2.039cm" svg:x="18.958cm" svg:y="18.58cm">
          <draw:text-box>
            <text:p text:style-name="P2"><text:span text:style-name="T5">Shared Ground</text:span></text:p>
          </draw:text-box>
        </draw:frame>
        <draw:connector draw:style-name="gr36" draw:text-style-name="P2" draw:layer="layout" svg:x1="21.955cm" svg:y1="16.409cm" svg:x2="21.942cm" svg:y2="18.58cm" draw:start-shape="id3" draw:start-glue-point="2" draw:end-shape="id8" draw:end-glue-point="0" svg:d="M21955 16409v1086h-13v1085" svg:viewBox="0 0 14 2172">
          <text:p/>
        </draw:connector>
        <draw:connector draw:style-name="gr36" draw:text-style-name="P2" draw:layer="layout" svg:x1="16.495cm" svg:y1="15.118cm" svg:x2="18.958cm" svg:y2="19.599cm" draw:start-shape="id9" draw:start-glue-point="0" draw:end-shape="id8" draw:end-glue-point="3" svg:d="M16495 15118v4481h2463" svg:viewBox="0 0 2464 4482">
          <text:p/>
        </draw:connector>
        <draw:custom-shape draw:style-name="gr38" draw:text-style-name="P2" draw:layer="layout" svg:width="0.635cm" svg:height="1.524cm" svg:x="16.113cm" svg:y="16.621cm">
          <text:p/>
          <draw:enhanced-geometry svg:viewBox="0 0 21600 21600" draw:type="rectangle" draw:enhanced-path="M 0 0 L 21600 0 21600 21600 0 21600 0 0 Z N"/>
        </draw:custom-shape>
        <draw:frame draw:style-name="gr27" draw:text-style-name="P15" draw:layer="layout" svg:width="2.54cm" svg:height="1.145cm" svg:x="17.002cm" svg:y="17.002cm">
          <draw:text-box>
            <text:p><text:span text:style-name="T5">1k</text:span><text:span text:style-name="T15">Ω</text:span></text:p>
          </draw:text-box>
        </draw:frame>
        <draw:frame draw:style-name="gr29" draw:text-style-name="P12" draw:layer="layout" svg:width="13.97cm" svg:height="3.302cm" svg:x="6.985cm" svg:y="1.381cm">
          <draw:text-box>
            <text:p text:style-name="P2"><text:span text:style-name="T13">9V Circuit</text:span></text:p>
          </draw:text-box>
        </draw:frame>
        <draw:frame draw:style-name="gr27" draw:text-style-name="P15" draw:layer="layout" svg:width="3.302cm" svg:height="1.145cm" svg:x="22.07cm" svg:y="16.438cm">
          <draw:text-box>
            <text:p><text:span text:style-name="T5">Sour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2" svg:font-family="'DejaVu Sans'" style:font-adornments="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3"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22T16:37:33.677331528</dc:date>
    <meta:editing-duration>PT1H39M34S</meta:editing-duration>
    <meta:editing-cycles>35</meta:editing-cycles>
    <meta:generator>LibreOffice/5.1.0.3$Linux_X86_64 LibreOffice_project/10m0$Build-3</meta:generator>
    <meta:document-statistic meta:object-count="109"/>
  </office:meta>
</office:document-meta>
</file>